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MSY10" svg:font-family="CMSY10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style:font-name="CMR10" fo:font-size="10pt" fo:language="fr" fo:country="FR" style:font-name-asian="CMR10" style:font-size-asian="10pt" style:font-name-complex="CMR10" style:font-size-complex="10pt"/>
    </style:style>
    <style:style style:name="P2" style:family="paragraph" style:parent-style-name="Standard" style:list-style-name="L3">
      <style:paragraph-properties fo:text-align="start" style:justify-single-word="false" style:text-autospace="none"/>
      <style:text-properties style:font-name="CMR10" fo:font-size="10pt" fo:language="fr" fo:country="FR" style:font-name-asian="CMR10" style:font-size-asian="10pt" style:font-name-complex="CMR10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CMR10" fo:font-size="11pt" fo:language="fr" fo:country="FR" style:font-name-asian="CMR10" style:font-size-asian="11pt" style:font-name-complex="CMR10" style:font-size-complex="11pt"/>
    </style:style>
    <style:style style:name="P4" style:family="paragraph" style:parent-style-name="Standard" style:list-style-name="L1">
      <style:text-properties fo:language="fr" fo:country="FR" officeooo:paragraph-rsid="000f5283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fo:language="fr" fo:country="FR"/>
    </style:style>
    <style:style style:name="P6" style:family="paragraph" style:parent-style-name="Standard" style:list-style-name="L2">
      <style:paragraph-properties fo:text-align="start" style:justify-single-word="false" style:text-autospace="none"/>
      <style:text-properties fo:language="fr" fo:country="FR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fo:language="fr" fo:country="FR"/>
    </style:style>
    <style:style style:name="T1" style:family="text">
      <style:text-properties officeooo:rsid="000f5283"/>
    </style:style>
    <style:style style:name="T2" style:family="text">
      <style:text-properties style:font-name="CMSY10" fo:font-size="11pt" style:font-name-asian="CMSY10" style:font-size-asian="11pt" style:font-name-complex="CMSY10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f5283" style:font-size-asian="11pt" style:font-size-complex="11pt"/>
    </style:style>
    <style:style style:name="T5" style:family="text">
      <style:text-properties style:font-name="CMR10" fo:font-size="11pt" style:font-name-asian="CMR10" style:font-size-asian="11pt" style:font-name-complex="CMR10" style:font-size-complex="11pt"/>
    </style:style>
    <style:style style:name="T6" style:family="text">
      <style:text-properties style:font-name="CMR10" fo:font-size="11pt" officeooo:rsid="000f5283" style:font-name-asian="CMR10" style:font-size-asian="11pt" style:font-name-complex="CMR10" style:font-size-complex="11pt"/>
    </style:style>
    <style:style style:name="T7" style:family="text">
      <style:text-properties style:font-name="CMR10" fo:font-size="11pt" fo:language="fr" fo:country="FR" style:font-name-asian="CMR10" style:font-size-asian="11pt" style:font-name-complex="CMR10" style:font-size-complex="11pt"/>
    </style:style>
    <style:style style:name="T8" style:family="text">
      <style:text-properties style:font-name="CMR10" fo:font-size="11pt" fo:language="fr" fo:country="FR" officeooo:rsid="000f5283" style:font-name-asian="CMR10" style:font-size-asian="11pt" style:font-name-complex="CMR10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8008345" text:style-name="L1">
        <text:list-item>
          <text:p text:style-name="P4"><text:span text:style-name="T6">Introduction.</text:span></text:p>
        </text:list-item>
        <text:list-item>
          <text:p text:style-name="P5"><text:span text:style-name="T5">Pr</text:span><text:span text:style-name="T6">é</text:span><text:span text:style-name="T5">sentation de l’application.</text:span></text:p>
        </text:list-item>
        <text:list-item>
          <text:p text:style-name="P1"><text:span text:style-name="T3">Description globale de l’architecture de votre application (justification des d</text:span><text:span text:style-name="T4">é</text:span><text:span text:style-name="T3">coupages,</text:span></text:p>
        </text:list-item>
      </text:list>
      <text:p text:style-name="P3">etc.).</text:p>
      <text:list xml:id="list905872518" text:style-name="L2">
        <text:list-item>
          <text:p text:style-name="P6"><text:span text:style-name="T5">Description des structures de donn</text:span><text:span text:style-name="T6">é</text:span><text:span text:style-name="T5">es utilis</text:span><text:span text:style-name="T6">é</text:span><text:span text:style-name="T5">es.</text:span></text:p>
        </text:list-item>
        <text:list-item>
          <text:p text:style-name="P6"><text:span text:style-name="T5">Description d</text:span><text:span text:style-name="T6">é</text:span><text:span text:style-name="T5">taill</text:span><text:span text:style-name="T6">é</text:span><text:span text:style-name="T5">e des fonctionnalit</text:span><text:span text:style-name="T6">é</text:span><text:span text:style-name="T5">s de l’application interactive avec notamment les</text:span></text:p>
        </text:list-item>
      </text:list>
      <text:p text:style-name="P3">r<text:span text:style-name="T1">è</text:span>gles du jeu (Guide utilisateur).</text:p>
      <text:list xml:id="list420082040" text:style-name="L3">
        <text:list-item>
          <text:p text:style-name="P2"><text:span text:style-name="T2">• </text:span><text:span text:style-name="T3">“R</text:span><text:span text:style-name="T4">é</text:span><text:span text:style-name="T3">sultats” obtenus par votre application (capture d’</text:span><text:span text:style-name="T4">é</text:span><text:span text:style-name="T3">cran, temps de calcul...).</text:span></text:p>
        </text:list-item>
        <text:list-item>
          <text:p text:style-name="P7"><text:span text:style-name="T5">Conclu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MR10" svg:font-family="CMR10"/>
    <style:font-face style:name="CMSY10" svg:font-family="CMSY10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5:56:35</meta:creation-date>
    <dc:date>2013-04-13T15:59:41</dc:date>
    <meta:editing-duration>P0D</meta:editing-duration>
    <meta:editing-cycles>1</meta:editing-cycles>
    <meta:document-statistic meta:table-count="0" meta:image-count="0" meta:object-count="0" meta:page-count="1" meta:paragraph-count="9" meta:word-count="55" meta:character-count="408" meta:non-whitespace-character-count="369"/>
    <meta:generator>LibreOffice/3.6$Linux_x86 LibreOffice_project/360m1$Build-2</meta:generator>
  </office:meta>
</office:document-meta>
</file>